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0.219cm"/>
    </style:style>
    <style:style style:name="Table1.B" style:family="table-column">
      <style:table-column-properties style:column-width="17.371cm"/>
    </style:style>
    <style:style style:name="Table1.A1" style:family="table-cell">
      <style:table-cell-properties style:vertical-align="middle" fo:padding="0.049cm" fo:border="none"/>
    </style:style>
    <style:style style:name="Table2" style:family="table">
      <style:table-properties style:width="17.59cm" table:align="left"/>
    </style:style>
    <style:style style:name="Table2.A" style:family="table-column">
      <style:table-column-properties style:column-width="0.219cm"/>
    </style:style>
    <style:style style:name="Table2.B" style:family="table-column">
      <style:table-column-properties style:column-width="17.371cm"/>
    </style:style>
    <style:style style:name="Table2.A1" style:family="table-cell">
      <style:table-cell-properties style:vertical-align="middle" fo:padding="0.049cm" fo:border="none"/>
    </style:style>
    <style:style style:name="Table3" style:family="table">
      <style:table-properties style:width="16.342cm" fo:margin-left="1.247cm" table:align="left"/>
    </style:style>
    <style:style style:name="Table3.A" style:family="table-column">
      <style:table-column-properties style:column-width="0.219cm"/>
    </style:style>
    <style:style style:name="Table3.B" style:family="table-column">
      <style:table-column-properties style:column-width="16.124cm"/>
    </style:style>
    <style:style style:name="Table3.A1" style:family="table-cell">
      <style:table-cell-properties style:vertical-align="middle" fo:padding="0.049cm" fo:border="none"/>
    </style:style>
    <style:style style:name="Table4" style:family="table">
      <style:table-properties style:width="17.59cm" table:align="left"/>
    </style:style>
    <style:style style:name="Table4.A" style:family="table-column">
      <style:table-column-properties style:column-width="0.219cm"/>
    </style:style>
    <style:style style:name="Table4.B" style:family="table-column">
      <style:table-column-properties style:column-width="17.371cm"/>
    </style:style>
    <style:style style:name="Table4.A1" style:family="table-cell">
      <style:table-cell-properties style:vertical-align="middle" fo:padding="0.049cm" fo:border="none"/>
    </style:style>
    <style:style style:name="P1" style:family="paragraph" style:parent-style-name="Preformatted_20_Text">
      <style:paragraph-properties fo:margin-top="0cm" fo:margin-bottom="0.499cm" loext:contextual-spacing="false"/>
    </style:style>
    <style:style style:name="P2" style:family="paragraph" style:parent-style-name="Table_20_Contents">
      <style:paragraph-properties fo:margin-top="0cm" fo:margin-bottom="0.499cm" loext:contextual-spacing="false"/>
    </style:style>
    <style:style style:name="P3" style:family="paragraph" style:parent-style-name="Table_20_Contents">
      <style:text-properties fo:font-size="2pt" style:font-size-asian="2pt" style:font-size-complex="2pt"/>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4">
      <style:text-properties officeooo:paragraph-rsid="00126aa0"/>
    </style:style>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1">
      <style:paragraph-properties fo:margin-top="0cm" fo:margin-bottom="0cm" loext:contextual-spacing="false"/>
    </style:style>
    <style:style style:name="P12" style:family="paragraph" style:parent-style-name="Preformatted_20_Text" style:list-style-name="L5"/>
    <style:style style:name="P13" style:family="paragraph" style:parent-style-name="Preformatted_20_Text" style:list-style-name="L5">
      <style:paragraph-properties fo:margin-top="0cm" fo:margin-bottom="0.499cm" loext:contextual-spacing="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installing-jenkins"/>Installing Jenkins</text:h>
      <text:p text:style-name="Standard"/>
      <text:p text:style-name="Standard"/>
      <text:p text:style-name="Standard"><text:a xlink:type="simple" xlink:href="https://jenkins.io/doc/book/installing/" text:style-name="Internet_20_link" text:visited-style-name="Visited_20_Internet_20_Link">https://jenkins.io/doc/book/installing/</text:a></text:p>
      <text:p text:style-name="Standard"/>
      <text:h text:style-name="Heading_20_1" text:outline-level="1"><text:bookmark text:name="installing-jenkins1"/>Installing Jenkins </text:h>
      <text:section text:style-name="Sect1" text:name="toc">
        <text:p text:style-name="Text_20_body"/>
        <text:section text:style-name="Sect1" text:name="toctitle">
          <text:p text:style-name="Text_20_body">Table of Contents</text:p>
        </text:section>
        <text:list xml:id="list1365575340" text:style-name="L1">
          <text:list-item>
            <text:p text:style-name="P11"><text:a xlink:type="simple" xlink:href="https://jenkins.io/doc/book/installing/#prerequisites" text:style-name="Internet_20_link" text:visited-style-name="Visited_20_Internet_20_Link">Prerequisites</text:a> </text:p>
          </text:list-item>
          <text:list-item>
            <text:p text:style-name="P11"><text:a xlink:type="simple" xlink:href="https://jenkins.io/doc/book/installing/#installation-platforms" text:style-name="Internet_20_link" text:visited-style-name="Visited_20_Internet_20_Link">Installation platforms</text:a> </text:p>
            <text:list>
              <text:list-item>
                <text:p text:style-name="P11"><text:a xlink:type="simple" xlink:href="https://jenkins.io/doc/book/installing/#docker" text:style-name="Internet_20_link" text:visited-style-name="Visited_20_Internet_20_Link">Docker</text:a> </text:p>
                <text:list>
                  <text:list-item>
                    <text:p text:style-name="P11"><text:a xlink:type="simple" xlink:href="https://jenkins.io/doc/book/installing/#installing-docker" text:style-name="Internet_20_link" text:visited-style-name="Visited_20_Internet_20_Link">Installing Docker</text:a> </text:p>
                  </text:list-item>
                  <text:list-item>
                    <text:p text:style-name="P11"><text:a xlink:type="simple" xlink:href="https://jenkins.io/doc/book/installing/#downloading-and-running-jenkins-in-docker" text:style-name="Internet_20_link" text:visited-style-name="Visited_20_Internet_20_Link">Downloading and running Jenkins in Docker</text:a> </text:p>
                    <text:list>
                      <text:list-item>
                        <text:p text:style-name="P11"><text:a xlink:type="simple" xlink:href="https://jenkins.io/doc/book/installing/#on-macos-and-linux" text:style-name="Internet_20_link" text:visited-style-name="Visited_20_Internet_20_Link">On macOS and Linux</text:a> </text:p>
                      </text:list-item>
                      <text:list-item>
                        <text:p text:style-name="P11"><text:a xlink:type="simple" xlink:href="https://jenkins.io/doc/book/installing/#on-windows" text:style-name="Internet_20_link" text:visited-style-name="Visited_20_Internet_20_Link">On Windows</text:a> </text:p>
                      </text:list-item>
                    </text:list>
                  </text:list-item>
                  <text:list-item>
                    <text:p text:style-name="P11"><text:a xlink:type="simple" xlink:href="https://jenkins.io/doc/book/installing/#accessing-the-jenkinsblue-ocean-docker-container" text:style-name="Internet_20_link" text:visited-style-name="Visited_20_Internet_20_Link">Accessing the Jenkins/Blue Ocean Docker container</text:a> </text:p>
                  </text:list-item>
                  <text:list-item>
                    <text:p text:style-name="P11"><text:a xlink:type="simple" xlink:href="https://jenkins.io/doc/book/installing/#accessing-the-jenkins-console-log-through-docker-logs" text:style-name="Internet_20_link" text:visited-style-name="Visited_20_Internet_20_Link">Accessing the Jenkins console log through Docker logs</text:a> </text:p>
                  </text:list-item>
                  <text:list-item>
                    <text:p text:style-name="P11"><text:a xlink:type="simple" xlink:href="https://jenkins.io/doc/book/installing/#accessing-the-jenkins-home-directory" text:style-name="Internet_20_link" text:visited-style-name="Visited_20_Internet_20_Link">Accessing the Jenkins home directory</text:a> </text:p>
                  </text:list-item>
                </text:list>
              </text:list-item>
              <text:list-item>
                <text:p text:style-name="P11"><text:a xlink:type="simple" xlink:href="https://jenkins.io/doc/book/installing/#war-file" text:style-name="Internet_20_link" text:visited-style-name="Visited_20_Internet_20_Link">WAR file</text:a> </text:p>
              </text:list-item>
              <text:list-item>
                <text:p text:style-name="P11"><text:a xlink:type="simple" xlink:href="https://jenkins.io/doc/book/installing/#macos" text:style-name="Internet_20_link" text:visited-style-name="Visited_20_Internet_20_Link">macOS</text:a> </text:p>
              </text:list-item>
              <text:list-item>
                <text:p text:style-name="P11"><text:a xlink:type="simple" xlink:href="https://jenkins.io/doc/book/installing/#linux" text:style-name="Internet_20_link" text:visited-style-name="Visited_20_Internet_20_Link">Linux</text:a> </text:p>
                <text:list>
                  <text:list-item>
                    <text:p text:style-name="P11"><text:a xlink:type="simple" xlink:href="https://jenkins.io/doc/book/installing/#debianubuntu" text:style-name="Internet_20_link" text:visited-style-name="Visited_20_Internet_20_Link">Debian/Ubuntu</text:a> </text:p>
                  </text:list-item>
                </text:list>
              </text:list-item>
              <text:list-item>
                <text:p text:style-name="P11"><text:a xlink:type="simple" xlink:href="https://jenkins.io/doc/book/installing/#windows" text:style-name="Internet_20_link" text:visited-style-name="Visited_20_Internet_20_Link">Windows</text:a> </text:p>
              </text:list-item>
              <text:list-item>
                <text:p text:style-name="P11"><text:a xlink:type="simple" xlink:href="https://jenkins.io/doc/book/installing/#other-operating-systems" text:style-name="Internet_20_link" text:visited-style-name="Visited_20_Internet_20_Link">Other operating systems</text:a> </text:p>
                <text:list>
                  <text:list-item>
                    <text:p text:style-name="P11"><text:a xlink:type="simple" xlink:href="https://jenkins.io/doc/book/installing/#openindiana-hipster" text:style-name="Internet_20_link" text:visited-style-name="Visited_20_Internet_20_Link">OpenIndiana Hipster</text:a> </text:p>
                  </text:list-item>
                  <text:list-item>
                    <text:p text:style-name="P11"><text:a xlink:type="simple" xlink:href="https://jenkins.io/doc/book/installing/#solaris-omnios-smartos-and-other-siblings" text:style-name="Internet_20_link" text:visited-style-name="Visited_20_Internet_20_Link">Solaris, OmniOS, SmartOS, and other siblings</text:a> </text:p>
                  </text:list-item>
                </text:list>
              </text:list-item>
            </text:list>
          </text:list-item>
          <text:list-item>
            <text:p text:style-name="P11"><text:a xlink:type="simple" xlink:href="https://jenkins.io/doc/book/installing/#setup-wizard" text:style-name="Internet_20_link" text:visited-style-name="Visited_20_Internet_20_Link">Post-installation setup wizard</text:a> </text:p>
            <text:list>
              <text:list-item>
                <text:p text:style-name="P11"><text:a xlink:type="simple" xlink:href="https://jenkins.io/doc/book/installing/#unlocking-jenkins" text:style-name="Internet_20_link" text:visited-style-name="Visited_20_Internet_20_Link">Unlocking Jenkins</text:a> </text:p>
              </text:list-item>
              <text:list-item>
                <text:p text:style-name="P11"><text:a xlink:type="simple" xlink:href="https://jenkins.io/doc/book/installing/#customizing-jenkins-with-plugins" text:style-name="Internet_20_link" text:visited-style-name="Visited_20_Internet_20_Link">Customizing Jenkins with plugins</text:a> </text:p>
              </text:list-item>
              <text:list-item>
                <text:p text:style-name="P4"><text:a xlink:type="simple" xlink:href="https://jenkins.io/doc/book/installing/#creating-the-first-administrator-user" text:style-name="Internet_20_link" text:visited-style-name="Visited_20_Internet_20_Link">Creating the first administrator user</text:a> </text:p>
              </text:list-item>
            </text:list>
          </text:list-item>
        </text:list>
      </text:section>
      <text:section text:style-name="Sect1" text:name="preamble">
        <text:p text:style-name="Text_20_body">The procedures on this page are for new installations of Jenkins on a single/local machine.</text:p>
        <text:p text:style-name="Text_20_body">Jenkins is typically run as a standalone application in its own process with the built-in <text:a xlink:type="simple" xlink:href="https://stackoverflow.com/questions/7213541/what-is-java-servlet" text:style-name="Internet_20_link" text:visited-style-name="Visited_20_Internet_20_Link">Java servlet</text:a> container/application server (<text:a xlink:type="simple" xlink:href="http://www.eclipse.org/jetty/" text:style-name="Internet_20_link" text:visited-style-name="Visited_20_Internet_20_Link">Jetty</text:a>).</text:p>
        <text:p text:style-name="Text_20_body">Jenkins can also be run as a servlet in different Java servlet containers such as <text:a xlink:type="simple" xlink:href="http://tomcat.apache.org/" text:style-name="Internet_20_link" text:visited-style-name="Visited_20_Internet_20_Link">Apache Tomcat</text:a> or <text:a xlink:type="simple" xlink:href="https://javaee.github.io/glassfish/" text:style-name="Internet_20_link" text:visited-style-name="Visited_20_Internet_20_Link">GlassFish</text:a>. However, instructions for setting up these types of installations are beyond the scope of this page.</text:p>
        <text:p text:style-name="Text_20_body"><text:soft-page-break/><text:span text:style-name="Strong_20_Emphasis">Note:</text:span> Although this page focuses on local installations of Jenkins, this content can also be used to help set up Jenkins in production environments.</text:p>
      </text:section>
      <text:h text:style-name="Heading_20_2" text:outline-level="2"><text:bookmark text:name="prerequisites"/>Prerequisites</text:h>
      <text:p text:style-name="Text_20_body">Minimum hardware requirements:</text:p>
      <text:list xml:id="list3663119114" text:style-name="L2">
        <text:list-item>
          <text:p text:style-name="P5">256 MB of RAM</text:p>
        </text:list-item>
        <text:list-item>
          <text:p text:style-name="P5">1 GB of drive space (although 10 GB is a recommended minimum if running Jenkins as a <text:a xlink:type="simple" xlink:href="https://jenkins.io/doc/book/installing/#docker" text:style-name="Internet_20_link" text:visited-style-name="Visited_20_Internet_20_Link">Docker</text:a> container)</text:p>
        </text:list-item>
      </text:list>
      <text:p text:style-name="Text_20_body">Recommended hardware configuration for a small team:</text:p>
      <text:list xml:id="list2198764796" text:style-name="L3">
        <text:list-item>
          <text:p text:style-name="P6">1 GB+ of RAM</text:p>
        </text:list-item>
        <text:list-item>
          <text:p text:style-name="P6">50 GB+ of drive space</text:p>
        </text:list-item>
      </text:list>
      <text:p text:style-name="Text_20_body">Software requirements:</text:p>
      <text:list xml:id="list3221645742" text:style-name="L4">
        <text:list-item>
          <text:p text:style-name="P8">Java: see the <text:a xlink:type="simple" xlink:href="https://jenkins.io/doc/administration/requirements/java" text:style-name="Internet_20_link" text:visited-style-name="Visited_20_Internet_20_Link">Java Requirements</text:a> page</text:p>
        </text:list-item>
        <text:list-item>
          <text:p text:style-name="P7">Web browser: see the <text:a xlink:type="simple" xlink:href="https://jenkins.io/doc/administration/requirements/web-browsers" text:style-name="Internet_20_link" text:visited-style-name="Visited_20_Internet_20_Link">Web Browser Compatibility</text:a> page</text:p>
        </text:list-item>
      </text:list>
      <text:h text:style-name="Heading_20_2" text:outline-level="2"><text:bookmark text:name="installation-platforms"/>Installation platforms</text:h>
      <text:p text:style-name="Text_20_body">This section describes how to install/run Jenkins on different platforms and operating systems.</text:p>
      <text:h text:style-name="Heading_20_3" text:outline-level="3"><text:bookmark text:name="docker"/>Docker</text:h>
      <text:p text:style-name="Text_20_body"><text:a xlink:type="simple" xlink:href="https://docs.docker.com/engine/docker-overview/" text:style-name="Internet_20_link" text:visited-style-name="Visited_20_Internet_20_Link">Docker</text:a> is a platform for running applications in an isolated environment called a "container" (or Docker container). Applications like Jenkins can be downloaded as read-only "images" (or Docker images), each of which is run in Docker as a container. A Docker container is in effect a "running instance" of a Docker image. From this perspective, an image is stored permanently more or less (i.e. insofar as image updates are published), whereas containers are stored temporarily. Read more about these concepts in the Docker documentation’s <text:a xlink:type="simple" xlink:href="https://docs.docker.com/get-started/" text:style-name="Internet_20_link" text:visited-style-name="Visited_20_Internet_20_Link">Getting Started, Part 1: Orientation and setup</text:a> page.</text:p>
      <text:p text:style-name="Text_20_body">Docker’s fundamental platform and container design means that a single Docker image (for any given application like Jenkins) can be run on any supported operating system (macOS, Linux and Windows) or cloud service (AWS and Azure) which is also running Docker.</text:p>
      <text:h text:style-name="Heading_20_4" text:outline-level="4"><text:bookmark text:name="installing-docker"/>Installing Docker</text:h>
      <text:p text:style-name="Text_20_body">To install Docker on your operating system, visit the <text:a xlink:type="simple" xlink:href="https://store.docker.com/search?type=edition&amp;offering=community" text:style-name="Internet_20_link" text:visited-style-name="Visited_20_Internet_20_Link">Docker store</text:a> website and click the <text:span text:style-name="Strong_20_Emphasis">Docker Community Edition</text:span> box which is suitable for your operating system or cloud service. Follow the installation instructions on their website.</text:p>
      <text:p text:style-name="Text_20_body">Jenkins can also run on Docker Enterprise Edition, which you can access through <text:span text:style-name="Strong_20_Emphasis">Docker EE</text:span> on the Docker store website.</text:p>
      <table:table table:name="Table1" table:style-name="Table1">
        <table:table-column table:style-name="Table1.A"/>
        <table:table-column table:style-name="Table1.B"/>
        <table:table-row>
          <table:table-cell table:style-name="Table1.A1" office:value-type="string">
            <text:p text:style-name="P3"/>
          </table:table-cell>
          <table:table-cell table:style-name="Table1.A1" office:value-type="string">
            <text:p text:style-name="P2">If you are installing Docker on a Linux-based operating system, ensure you configure Docker so it <text:soft-page-break/>can be managed as a non-root user. Read more about this in Docker’s <text:a xlink:type="simple" xlink:href="https://docs.docker.com/engine/installation/linux/linux-postinstall/" text:style-name="Internet_20_link" text:visited-style-name="Visited_20_Internet_20_Link">Post-installation steps for Linux</text:a> page of their documentation. This page also contains information about how to configure Docker to start on boot.</text:p>
          </table:table-cell>
        </table:table-row>
      </table:table>
      <text:h text:style-name="Heading_20_4" text:outline-level="4"><text:bookmark text:name="downloading-and-running-jenkins-in-docker"/>Downloading and running Jenkins in Docker</text:h>
      <text:p text:style-name="Text_20_body">There are several Docker images of Jenkins available.</text:p>
      <text:p text:style-name="Text_20_body">The recommended Docker image to use is the <text:a xlink:type="simple" xlink:href="https://hub.docker.com/r/jenkinsci/blueocean/" text:style-name="Internet_20_link" text:visited-style-name="Visited_20_Internet_20_Link"><text:span text:style-name="Source_20_Text">jenkinsci/blueocean</text:span></text:a><text:a xlink:type="simple" xlink:href="https://hub.docker.com/r/jenkinsci/blueocean/" text:style-name="Internet_20_link" text:visited-style-name="Visited_20_Internet_20_Link"> image</text:a> (from the <text:a xlink:type="simple" xlink:href="https://hub.docker.com/" text:style-name="Internet_20_link" text:visited-style-name="Visited_20_Internet_20_Link">Docker Hub repository</text:a>). This image contains the current <text:a xlink:type="simple" xlink:href="https://jenkins.io/download" text:style-name="Internet_20_link" text:visited-style-name="Visited_20_Internet_20_Link">Long-Term Support (LTS) release of Jenkins</text:a> (which is production-ready) bundled with all Blue Ocean plugins and features. This means that you do not need to install the Blue Ocean plugins separately.</text:p>
      <table:table table:name="Table2" table:style-name="Table2">
        <table:table-column table:style-name="Table2.A"/>
        <table:table-column table:style-name="Table2.B"/>
        <table:table-row>
          <table:table-cell table:style-name="Table2.A1" office:value-type="string">
            <text:p text:style-name="P3"/>
          </table:table-cell>
          <table:table-cell table:style-name="Table2.A1" office:value-type="string">
            <text:p text:style-name="P2">A new <text:span text:style-name="Source_20_Text">jenkinsci/blueocean</text:span> image is published each time a new release of Blue Ocean is published. You can see a list of previously published versions of the <text:span text:style-name="Source_20_Text">jenkinsci/blueocean</text:span> image on the <text:a xlink:type="simple" xlink:href="https://hub.docker.com/r/jenkinsci/blueocean/tags/" text:style-name="Internet_20_link" text:visited-style-name="Visited_20_Internet_20_Link">tags</text:a> page.</text:p>
            <text:p text:style-name="P2">There are also other Jenkins Docker images you can use (accessible through <text:a xlink:type="simple" xlink:href="https://hub.docker.com/r/jenkins/jenkins/" text:style-name="Internet_20_link" text:visited-style-name="Visited_20_Internet_20_Link"><text:span text:style-name="Source_20_Text">jenkins/jenkins</text:span></text:a> on Docker Hub). However, these do not come with Blue Ocean, which would need to be installed via the <text:a xlink:type="simple" xlink:href="https://jenkins.io/doc/book/managing" text:style-name="Internet_20_link" text:visited-style-name="Visited_20_Internet_20_Link"><text:span text:style-name="Strong_20_Emphasis">Manage Jenkins</text:span></text:a> &gt; <text:a xlink:type="simple" xlink:href="https://jenkins.io/doc/book/managing/plugins" text:style-name="Internet_20_link" text:visited-style-name="Visited_20_Internet_20_Link"><text:span text:style-name="Strong_20_Emphasis">Manage Plugins</text:span></text:a> page in Jenkins. Read more about this in <text:a xlink:type="simple" xlink:href="https://jenkins.io/doc/book/blueocean/getting-started" text:style-name="Internet_20_link" text:visited-style-name="Visited_20_Internet_20_Link">Getting started with Blue Ocean</text:a>.</text:p>
          </table:table-cell>
        </table:table-row>
      </table:table>
      <text:h text:style-name="Heading_20_5" text:outline-level="5"><text:bookmark text:name="on-macos-and-linux"/>On macOS and Linux</text:h>
      <text:list xml:id="list730997930" text:style-name="L5">
        <text:list-item>
          <text:p text:style-name="P9">Open up a terminal window.</text:p>
        </text:list-item>
        <text:list-item>
          <text:p text:style-name="P9">Download the <text:span text:style-name="Source_20_Text">jenkinsci/blueocean</text:span> image and run it as a container in Docker using the following <text:a xlink:type="simple" xlink:href="https://docs.docker.com/engine/reference/commandline/run/" text:style-name="Internet_20_link" text:visited-style-name="Visited_20_Internet_20_Link"><text:span text:style-name="Source_20_Text">docker run</text:span></text:a> command:</text:p>
          <text:p text:style-name="P12"><text:span text:style-name="Source_20_Text">docker run \</text:span></text:p>
          <text:p text:style-name="P12"><text:span text:style-name="Source_20_Text"><text:s text:c="2"/>-u root \</text:span></text:p>
          <text:p text:style-name="P12"><text:span text:style-name="Source_20_Text"><text:s text:c="2"/>--rm \ <text:s/></text:span></text:p>
          <text:p text:style-name="P12"><text:span text:style-name="Source_20_Text"><text:s text:c="2"/>-d \ </text:span></text:p>
          <text:p text:style-name="P12"><text:span text:style-name="Source_20_Text"><text:s text:c="2"/>-p 8080:8080 \ </text:span></text:p>
          <text:p text:style-name="P12"><text:span text:style-name="Source_20_Text"><text:s text:c="2"/>-p 50000:50000 \ </text:span></text:p>
          <text:p text:style-name="P12"><text:span text:style-name="Source_20_Text"><text:s text:c="2"/>-v jenkins-data:/var/jenkins_home \ </text:span></text:p>
          <text:p text:style-name="P12"><text:span text:style-name="Source_20_Text"><text:s text:c="2"/>-v /var/run/docker.sock:/var/run/docker.sock \ </text:span></text:p>
          <text:p text:style-name="P13"><text:span text:style-name="Source_20_Text"><text:s text:c="2"/>jenkinsci/blueocean </text:span></text:p>
        </text:list-item>
      </text:list>
      <table:table table:name="Table3" table:style-name="Table3">
        <table:table-column table:style-name="Table3.A"/>
        <table:table-column table:style-name="Table3.B"/>
        <table:table-row>
          <table:table-cell table:style-name="Table3.A1" office:value-type="string">
            <text:p text:style-name="P3"/>
          </table:table-cell>
          <table:table-cell table:style-name="Table3.A1" office:value-type="string">
            <text:p text:style-name="Table_20_Contents">( <text:span text:style-name="Emphasis">Optional</text:span> ) Automatically removes the Docker container (which is the instantiation of the <text:span text:style-name="Source_20_Text">jenkinsci/blueocean</text:span> image below) when it is shut down. This keeps things tidy if you need to quit Jenkins.</text:p>
          </table:table-cell>
        </table:table-row>
        <table:table-row>
          <table:table-cell table:style-name="Table3.A1" office:value-type="string">
            <text:p text:style-name="P3"/>
          </table:table-cell>
          <table:table-cell table:style-name="Table3.A1" office:value-type="string">
            <text:p text:style-name="Table_20_Contents">( <text:span text:style-name="Emphasis">Optional</text:span> ) Runs the <text:span text:style-name="Source_20_Text">jenkinsci/blueocean</text:span> container in the background (i.e. "detached" mode) and outputs the container ID. If you do not specify this option, then the running Docker log for this container is output in the terminal window.</text:p>
          </table:table-cell>
        </table:table-row>
        <table:table-row>
          <table:table-cell table:style-name="Table3.A1" office:value-type="string">
            <text:p text:style-name="P3"/>
          </table:table-cell>
          <table:table-cell table:style-name="Table3.A1" office:value-type="string">
            <text:p text:style-name="Table_20_Contents">Maps (i.e. "publishes") port 8080 of the <text:span text:style-name="Source_20_Text">jenkinsci/blueocean</text:span> container to port 8080 on the host machine. The first number represents the port on the host while the last represents the container’s port. Therefore, if you specified <text:span text:style-name="Source_20_Text">-p 49000:8080</text:span> for this option, you would be accessing Jenkins on your host machine through port 49000.</text:p>
          </table:table-cell>
        </table:table-row>
        <table:table-row>
          <table:table-cell table:style-name="Table3.A1" office:value-type="string">
            <text:p text:style-name="P3"/>
          </table:table-cell>
          <table:table-cell table:style-name="Table3.A1" office:value-type="string">
            <text:p text:style-name="Table_20_Contents">( <text:span text:style-name="Emphasis">Optional</text:span> ) Maps port 50000 of the <text:span text:style-name="Source_20_Text">jenkinsci/blueocean</text:span> container to port 50000 on <text:soft-page-break/>the host machine. This is only necessary if you have set up one or more JNLP-based Jenkins agents on other machines, which in turn interact with the <text:span text:style-name="Source_20_Text">jenkinsci/blueocean</text:span> container (acting as the "master" Jenkins server, or simply "Jenkins master"). JNLP-based Jenkins agents communicate with the Jenkins master through TCP port 50000 by default. You can change this port number on your Jenkins master through the <text:a xlink:type="simple" xlink:href="https://jenkins.io/doc/book/managing/security/" text:style-name="Internet_20_link" text:visited-style-name="Visited_20_Internet_20_Link">Configure Global Security</text:a> page. If you were to change your Jenkins master’s <text:span text:style-name="Strong_20_Emphasis">TCP port for JNLP agents</text:span> value to 51000 (for example), then you would need to re-run Jenkins (via this <text:span text:style-name="Source_20_Text">docker run …​</text:span> command) and specify this "publish" option with something like <text:span text:style-name="Source_20_Text">-p 52000:51000</text:span>, where the last value matches this changed value on the Jenkins master and the first value is the port number on the Jenkins master’s host machine through which the JNLP-based Jenkins agents communicate (to the Jenkins master) - i.e. 52000.</text:p>
          </table:table-cell>
        </table:table-row>
        <table:table-row>
          <table:table-cell table:style-name="Table3.A1" office:value-type="string">
            <text:p text:style-name="P3"/>
          </table:table-cell>
          <table:table-cell table:style-name="Table3.A1" office:value-type="string">
            <text:p text:style-name="Table_20_Contents">( <text:span text:style-name="Emphasis">Optional but highly recommended</text:span> ) Maps the <text:span text:style-name="Source_20_Text">/var/jenkins_home</text:span> directory in the container to the Docker <text:a xlink:type="simple" xlink:href="https://docs.docker.com/engine/admin/volumes/volumes/" text:style-name="Internet_20_link" text:visited-style-name="Visited_20_Internet_20_Link">volume</text:a> with the name <text:span text:style-name="Source_20_Text">jenkins-data</text:span>. If this volume does not exist, then this <text:span text:style-name="Source_20_Text">docker run</text:span> command will automatically create the volume for you. This option is required if you want your Jenkins state to persist each time you restart Jenkins (via this <text:span text:style-name="Source_20_Text">docker run …​</text:span> command). If you do not specify this option, then Jenkins will effectively reset to a new instance after each restart.<text:line-break/><text:span text:style-name="Strong_20_Emphasis">Notes:</text:span> The <text:span text:style-name="Source_20_Text">jenkins-data</text:span> volume could also be created independently using the <text:a xlink:type="simple" xlink:href="https://docs.docker.com/engine/reference/commandline/volume_create/" text:style-name="Internet_20_link" text:visited-style-name="Visited_20_Internet_20_Link"><text:span text:style-name="Source_20_Text">docker volume create</text:span></text:a> command:<text:line-break/><text:span text:style-name="Source_20_Text">docker volume create jenkins-data</text:span><text:line-break/>Instead of mapping the <text:span text:style-name="Source_20_Text">/var/jenkins_home</text:span> directory to a Docker volume, you could also map this directory to one on your machine’s local file system. For example, specifying the option<text:line-break/><text:span text:style-name="Source_20_Text">-v $HOME/jenkins:/var/jenkins_home</text:span> would map the container’s <text:span text:style-name="Source_20_Text">/var/jenkins_home</text:span> directory to the <text:span text:style-name="Source_20_Text">jenkins</text:span> subdirectory within the <text:span text:style-name="Source_20_Text">$HOME</text:span> directory on your local machine, which would typically be <text:span text:style-name="Source_20_Text">/Users/&lt;your-username&gt;/jenkins</text:span> or <text:span text:style-name="Source_20_Text">/home/&lt;your-username&gt;/jenkins</text:span>.</text:p>
          </table:table-cell>
        </table:table-row>
        <table:table-row>
          <table:table-cell table:style-name="Table3.A1" office:value-type="string">
            <text:p text:style-name="P3"/>
          </table:table-cell>
          <table:table-cell table:style-name="Table3.A1" office:value-type="string">
            <text:p text:style-name="Table_20_Contents">( <text:span text:style-name="Emphasis">Optional</text:span> ) <text:span text:style-name="Source_20_Text">/var/run/docker.sock</text:span> represents the Unix-based socket through which the Docker daemon listens on. This mapping allows the <text:span text:style-name="Source_20_Text">jenkinsci/blueocean</text:span> container to communicate with the Docker daemon, which is required if the <text:span text:style-name="Source_20_Text">jenkinsci/blueocean</text:span> container needs to instantiate other Docker containers. This option is necessary if you run declarative Pipelines whose syntax contains the <text:a xlink:type="simple" xlink:href="https://jenkins.io/doc/book/pipeline/syntax/#agent" text:style-name="Internet_20_link" text:visited-style-name="Visited_20_Internet_20_Link"><text:span text:style-name="Source_20_Text">agent</text:span></text:a> section with the <text:span text:style-name="Source_20_Text">docker</text:span> parameter - i.e.<text:line-break/><text:span text:style-name="Source_20_Text">agent { docker { …​ } }</text:span>. Read more about this on the <text:a xlink:type="simple" xlink:href="https://jenkins.io/doc/book/pipeline/syntax/" text:style-name="Internet_20_link" text:visited-style-name="Visited_20_Internet_20_Link">Pipeline Syntax</text:a> page.</text:p>
          </table:table-cell>
        </table:table-row>
        <table:table-row>
          <table:table-cell table:style-name="Table3.A1" office:value-type="string">
            <text:p text:style-name="P3"/>
          </table:table-cell>
          <table:table-cell table:style-name="Table3.A1" office:value-type="string">
            <text:p text:style-name="Table_20_Contents">The <text:span text:style-name="Source_20_Text">jenkinsci/blueocean</text:span> Docker image itself. If this image has not already been downloaded, then this <text:span text:style-name="Source_20_Text">docker run</text:span> command will automtically download the image for you. Furthermore, if any updates to this image were published since you last ran this command, then running this command again will automatically download these published image updates for you.<text:line-break/><text:span text:style-name="Strong_20_Emphasis">Note:</text:span> This Docker image could also be downloaded (or updated) independently using the <text:a xlink:type="simple" xlink:href="https://docs.docker.com/engine/reference/commandline/pull/" text:style-name="Internet_20_link" text:visited-style-name="Visited_20_Internet_20_Link"><text:span text:style-name="Source_20_Text">docker pull</text:span></text:a> command:<text:line-break/><text:span text:style-name="Source_20_Text">docker pull jenkinsci/blueocean</text:span></text:p>
          </table:table-cell>
        </table:table-row>
      </table:table>
      <text:list xml:id="list104156202147725" text:continue-numbering="true" text:style-name="L5">
        <text:list-header>
          <text:p text:style-name="P9"><text:span text:style-name="Strong_20_Emphasis">Note:</text:span> If copying and pasting the command snippet above does not work, try copying and pasting this annotation-free version here:</text:p>
          <text:p text:style-name="P12"><text:span text:style-name="Source_20_Text">docker run \</text:span></text:p>
          <text:p text:style-name="P12"><text:span text:style-name="Source_20_Text"><text:s text:c="2"/>-u root \</text:span></text:p>
          <text:p text:style-name="P12"><text:soft-page-break/><text:span text:style-name="Source_20_Text"><text:s text:c="2"/>--rm \</text:span></text:p>
          <text:p text:style-name="P12"><text:span text:style-name="Source_20_Text"><text:s text:c="2"/>-d \</text:span></text:p>
          <text:p text:style-name="P12"><text:span text:style-name="Source_20_Text"><text:s text:c="2"/>-p 8080:8080 \</text:span></text:p>
          <text:p text:style-name="P12"><text:span text:style-name="Source_20_Text"><text:s text:c="2"/>-p 50000:50000 \</text:span></text:p>
          <text:p text:style-name="P12"><text:span text:style-name="Source_20_Text"><text:s text:c="2"/>-v jenkins-data:/var/jenkins_home \</text:span></text:p>
          <text:p text:style-name="P12"><text:span text:style-name="Source_20_Text"><text:s text:c="2"/>-v /var/run/docker.sock:/var/run/docker.sock \</text:span></text:p>
          <text:p text:style-name="P13"><text:span text:style-name="Source_20_Text"><text:s text:c="2"/>jenkinsci/blueocean</text:span></text:p>
        </text:list-header>
      </text:list>
      <text:p text:style-name="Standard">Proceed to the <text:a xlink:type="simple" xlink:href="https://jenkins.io/doc/book/installing/#setup-wizard" text:style-name="Internet_20_link" text:visited-style-name="Visited_20_Internet_20_Link">Post-installation setup wizard</text:a></text:p>
      <text:p text:style-name="Standard"/>
      <text:h text:style-name="Heading_20_3" text:outline-level="3"><text:bookmark text:name="linux"/>Linux</text:h>
      <text:h text:style-name="Heading_20_4" text:outline-level="4"><text:bookmark text:name="debianubuntu"/>Debian/Ubuntu</text:h>
      <text:p text:style-name="Text_20_body">On Debian-based distributions, such as Ubuntu, you can install Jenkins through <text:span text:style-name="Source_20_Text">apt</text:span>.</text:p>
      <text:p text:style-name="Text_20_body">Recent versions are available in <text:a xlink:type="simple" xlink:href="https://pkg.jenkins.io/debian/" text:style-name="Internet_20_link" text:visited-style-name="Visited_20_Internet_20_Link">an apt repository</text:a>. Older but stable LTS versions are in <text:a xlink:type="simple" xlink:href="https://pkg.jenkins.io/debian-stable/" text:style-name="Internet_20_link" text:visited-style-name="Visited_20_Internet_20_Link">this apt repository</text:a>.</text:p>
      <text:p text:style-name="Preformatted_20_Text"><text:span text:style-name="Source_20_Text">wget -q -O - https://pkg.jenkins.io/debian/jenkins.io.key | sudo apt-key add -</text:span></text:p>
      <text:p text:style-name="Preformatted_20_Text"><text:span text:style-name="Source_20_Text">sudo sh -c 'echo deb http://pkg.jenkins.io/debian-stable binary/ &gt; /etc/apt/sources.list.d/jenkins.list'</text:span></text:p>
      <text:p text:style-name="Preformatted_20_Text"><text:span text:style-name="Source_20_Text">sudo apt-get update</text:span></text:p>
      <text:p text:style-name="P1"><text:span text:style-name="Source_20_Text">sudo apt-get install jenkins</text:span></text:p>
      <text:p text:style-name="Text_20_body">This package installation will:</text:p>
      <text:list xml:id="list712972097" text:style-name="L6">
        <text:list-item>
          <text:p text:style-name="P10">Setup Jenkins as a daemon launched on start. See <text:span text:style-name="Source_20_Text">/etc/init.d/jenkins</text:span> for more details.</text:p>
        </text:list-item>
        <text:list-item>
          <text:p text:style-name="P10">Create a ‘jenkins’ user to run this service.</text:p>
        </text:list-item>
        <text:list-item>
          <text:p text:style-name="P10">Direct console log output to the file <text:span text:style-name="Source_20_Text">/var/log/jenkins/jenkins.log</text:span>. Check this file if you are troubleshooting Jenkins.</text:p>
        </text:list-item>
        <text:list-item>
          <text:p text:style-name="P10">Populate <text:span text:style-name="Source_20_Text">/etc/default/jenkins</text:span> with configuration parameters for the launch, e.g <text:span text:style-name="Source_20_Text">JENKINS_HOME</text:span></text:p>
        </text:list-item>
        <text:list-item>
          <text:p text:style-name="P10">Set Jenkins to listen on port 8080. Access this port with your browser to start configuration.</text:p>
        </text:list-item>
      </text:list>
      <table:table table:name="Table4" table:style-name="Table4">
        <table:table-column table:style-name="Table4.A"/>
        <table:table-column table:style-name="Table4.B"/>
        <table:table-row>
          <table:table-cell table:style-name="Table4.A1" office:value-type="string">
            <text:p text:style-name="P3"/>
          </table:table-cell>
          <table:table-cell table:style-name="Table4.A1" office:value-type="string">
            <text:p text:style-name="P2">If your <text:span text:style-name="Source_20_Text">/etc/init.d/jenkins</text:span> file fails to start Jenkins, edit the <text:span text:style-name="Source_20_Text">/etc/default/jenkins</text:span> to replace the line <text:span text:style-name="Source_20_Text">----HTTP_PORT=8080----</text:span> with <text:span text:style-name="Source_20_Text">----HTTP_PORT=8081----</text:span> Here, "8081" was chosen but you can put another port availabl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1T10:00:35.425372389</meta:creation-date>
    <meta:editing-duration>PT31M7S</meta:editing-duration>
    <meta:editing-cycles>2</meta:editing-cycles>
    <meta:generator>LibreOffice/6.0.6.2$Linux_X86_64 LibreOffice_project/00m0$Build-2</meta:generator>
    <dc:date>2018-11-01T10:41:55.860583172</dc:date>
    <meta:document-statistic meta:table-count="4" meta:image-count="0" meta:object-count="0" meta:page-count="5" meta:paragraph-count="99" meta:word-count="1364" meta:character-count="9836" meta:non-whitespace-character-count="7469"/>
  </office:meta>
</office:document-meta>
</file>